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11111" draw:marker-start-width="0.321cm" draw:marker-end-width="0.321cm" draw:fill-color="#ffffff" draw:textarea-horizontal-align="justify" draw:textarea-vertical-align="middle" draw:auto-grow-height="false" fo:min-height="14.275cm" fo:min-width="20.727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595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.159cm" svg:stroke-color="#0000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draw:stroke="solid" draw:stroke-dash="Double_20_Dash_20__28_Rounded_29_" svg:stroke-width="0.159cm" svg:stroke-color="#0000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2.613cm"/>
      <style:paragraph-properties style:writing-mode="lr-tb"/>
    </style:style>
    <style:style style:name="gr6" style:family="graphic" style:parent-style-name="objectwithoutfill">
      <style:graphic-properties draw:stroke="solid" svg:stroke-width="0.159cm" svg:stroke-color="#bf004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stroke="solid"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0" style:family="graphic" style:parent-style-name="objectwithoutfill">
      <style:graphic-properties draw:stroke="solid" svg:stroke-width="0.159cm" svg:stroke-color="#2a60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4.215cm"/>
      <style:paragraph-properties style:writing-mode="lr-tb"/>
    </style:style>
    <style:style style:name="gr12" style:family="graphic" style:parent-style-name="standard">
      <style:graphic-properties svg:stroke-width="0.081cm" draw:marker-start="Arrowheads_20_1" draw:marker-start-width="0.422cm" draw:marker-end-width="0.322cm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draw:marker-start="Arrowheads_20_1" draw:marker-start-width="0.4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3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9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co1" style:family="table-column">
      <style:table-column-properties style:column-width="4.552cm" style:use-optimal-column-width="false"/>
    </style:style>
    <style:style style:name="co2" style:family="table-column">
      <style:table-column-properties style:column-width="4.846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co4" style:family="table-column">
      <style:table-column-properties style:column-width="7.874cm" style:use-optimal-column-width="false"/>
    </style:style>
    <style:style style:name="co5" style:family="table-column">
      <style:table-column-properties style:column-width="3.524cm" style:use-optimal-column-width="false"/>
    </style:style>
    <style:style style:name="co6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border="0.28pt dashed #000000"/>
    </style:style>
    <style:style style:name="P1" style:family="paragraph">
      <loext:graphic-properties draw:fill-color="#ffffff"/>
      <style:paragraph-properties fo:text-align="center"/>
      <style:text-properties fo:color="#158466" loext:opacity="100%" loext:color-lum-mod="100%" loext:color-lum-off="0%" fo:background-color="#ffffff"/>
    </style:style>
    <style:style style:name="P2" style:family="paragraph">
      <loext:graphic-properties draw:fill="none" draw:fill-color="#ffffff"/>
      <style:text-properties fo:color="#158466" loext:opacity="100%" loext:color-lum-mod="100%" loext:color-lum-off="0%" fo:font-size="15pt" fo:font-weight="bold" fo:background-color="#ffffff" style:font-size-asian="30pt" style:font-weight-asian="bold" style:font-size-complex="3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text-properties fo:font-size="30pt" fo:font-weight="bold" style:font-size-asian="40pt" style:font-size-complex="40pt"/>
    </style:style>
    <style:style style:name="P6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7" style:family="paragraph">
      <loext:graphic-properties draw:fill="none" draw:fill-color="#ffffff"/>
      <style:text-properties fo:font-size="50pt" fo:font-weight="bold" style:font-size-asian="60pt" style:font-size-complex="6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5pt" fo:font-weight="bold" style:font-size-asian="20pt" style:font-size-complex="20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158466" loext:opacity="100%" fo:font-size="15pt" fo:font-weight="bold" fo:background-color="#ffffff" style:font-size-asian="30pt" style:font-weight-asian="bold" style:font-size-complex="30pt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0pt" fo:font-weight="bold" style:font-size-asian="40pt" style:font-size-complex="40pt"/>
    </style:style>
    <style:style style:name="T4" style:family="text">
      <style:text-properties fo:font-size="20pt" fo:font-weight="bold" style:font-size-asian="20pt" style:font-size-complex="20pt"/>
    </style:style>
    <style:style style:name="T5" style:family="text">
      <style:text-properties fo:font-size="50pt" fo:font-weight="bold" style:font-size-asian="60pt" style:font-size-complex="60pt"/>
    </style:style>
    <style:style style:name="T6" style:family="text">
      <style:text-properties fo:font-size="15pt" fo:font-weight="bold" style:font-size-asian="20pt" style:font-size-complex="2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07cm" svg:height="14.605cm" svg:x="4.492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6cm" svg:height="0.845cm" svg:x="23.965cm" svg:y="15.36cm">
          <draw:text-box>
            <text:p><text:span text:style-name="T1">15</text:span></text:p>
          </draw:text-box>
        </draw:frame>
        <draw:line draw:style-name="gr3" draw:text-style-name="P3" draw:layer="layout" svg:x1="7.869cm" svg:y1="9.308cm" svg:x2="23.177cm" svg:y2="9.437cm">
          <text:p/>
        </draw:line>
        <draw:line draw:style-name="gr3" draw:text-style-name="P3" draw:layer="layout" svg:x1="7.87cm" svg:y1="13.994cm" svg:x2="23.177cm" svg:y2="14.2cm">
          <text:p/>
        </draw:line>
        <draw:line draw:style-name="gr4" draw:text-style-name="P3" draw:layer="layout" svg:x1="7.87cm" svg:y1="13.994cm" svg:x2="7.839cm" svg:y2="9.302cm">
          <text:p/>
        </draw:line>
        <draw:line draw:style-name="gr4" draw:text-style-name="P3" draw:layer="layout" svg:x1="23.083cm" svg:y1="14.148cm" svg:x2="23.052cm" svg:y2="9.456cm">
          <text:p/>
        </draw:line>
        <draw:frame draw:style-name="gr5" draw:text-style-name="P4" draw:layer="layout" svg:width="5.967cm" svg:height="2.863cm" svg:x="12.69cm" svg:y="10.402cm">
          <draw:text-box>
            <text:p><text:span text:style-name="T2">B y e</text:span></text:p>
          </draw:text-box>
        </draw:frame>
        <draw:line draw:style-name="gr6" draw:text-style-name="P3" draw:layer="layout" svg:x1="7.869cm" svg:y1="10.703cm" svg:x2="12.43cm" svg:y2="10.703cm">
          <text:p/>
        </draw:line>
        <draw:line draw:style-name="gr7" draw:text-style-name="P3" draw:layer="layout" svg:x1="18.407cm" svg:y1="10.69cm" svg:x2="23.041cm" svg:y2="10.703cm">
          <text:p/>
        </draw:line>
        <draw:frame draw:style-name="gr8" draw:text-style-name="P5" draw:layer="layout" svg:width="5.148cm" svg:height="1.525cm" svg:x="7.869cm" svg:y="6.642cm">
          <draw:text-box>
            <text:p><text:span text:style-name="T3">Title_List</text:span></text:p>
          </draw:text-box>
        </draw:frame>
        <draw:frame draw:style-name="gr9" draw:text-style-name="P6" draw:layer="layout" svg:width="3.586cm" svg:height="1.038cm" svg:x="19.738cm" svg:y="14.956cm">
          <draw:text-box>
            <text:p><text:span text:style-name="T4">Footnote</text:span></text:p>
          </draw:text-box>
        </draw:frame>
        <draw:line draw:style-name="gr6" draw:text-style-name="P3" draw:layer="layout" svg:x1="14.83cm" svg:y1="14.884cm" svg:x2="20.563cm" svg:y2="14.823cm">
          <text:p/>
        </draw:line>
        <draw:line draw:style-name="gr7" draw:text-style-name="P3" draw:layer="layout" svg:x1="7.945cm" svg:y1="8.54cm" svg:x2="13.678cm" svg:y2="8.479cm">
          <text:p/>
        </draw:line>
        <draw:line draw:style-name="gr7" draw:text-style-name="P3" draw:layer="layout" svg:x1="4.54cm" svg:y1="6.234cm" svg:x2="10.273cm" svg:y2="6.173cm">
          <text:p/>
        </draw:line>
        <draw:line draw:style-name="gr10" draw:text-style-name="P3" draw:layer="layout" svg:x1="4.538cm" svg:y1="10.054cm" svg:x2="7.829cm" svg:y2="10.054cm">
          <text:p/>
        </draw:line>
        <draw:frame draw:style-name="gr11" draw:text-style-name="P7" draw:layer="layout" svg:width="1.213cm" svg:height="4.465cm" svg:x="4.168cm" svg:y="4.334cm">
          <draw:text-box>
            <text:p><text:span text:style-name="T5">$ </text:span></text:p>
          </draw:text-box>
        </draw:frame>
        <draw:line draw:style-name="gr12" draw:text-style-name="P8" draw:layer="layout" svg:x1="9.96cm" svg:y1="5.916cm" svg:x2="10.9cm" svg:y2="5cm">
          <text:p/>
        </draw:line>
        <draw:line draw:style-name="gr12" draw:text-style-name="P8" draw:layer="layout" svg:x1="12.691cm" svg:y1="7.009cm" svg:x2="13.664cm" svg:y2="5.94cm">
          <text:p/>
        </draw:line>
        <draw:line draw:style-name="gr13" draw:text-style-name="P8" draw:layer="layout" svg:x1="14.02cm" svg:y1="8.435cm" svg:x2="15.152cm" svg:y2="8.433cm">
          <text:p/>
        </draw:line>
        <draw:line draw:style-name="gr13" draw:text-style-name="P8" draw:layer="layout" svg:x1="18.754cm" svg:y1="9.107cm" svg:x2="18.741cm" svg:y2="7.768cm">
          <text:p/>
        </draw:line>
        <draw:line draw:style-name="gr13" draw:text-style-name="P8" draw:layer="layout" svg:x1="21.579cm" svg:y1="10.481cm" svg:x2="21.579cm" svg:y2="7.276cm">
          <text:p/>
        </draw:line>
        <draw:line draw:style-name="gr13" draw:text-style-name="P8" draw:layer="layout" svg:x1="8.881cm" svg:y1="10.939cm" svg:x2="8.885cm" svg:y2="14.998cm">
          <text:p/>
        </draw:line>
        <draw:line draw:style-name="gr13" draw:text-style-name="P8" draw:layer="layout" svg:x1="10.876cm" svg:y1="14.143cm" svg:x2="10.875cm" svg:y2="15.516cm">
          <text:p/>
        </draw:line>
        <draw:line draw:style-name="gr13" draw:text-style-name="P8" draw:layer="layout" svg:x1="4.921cm" svg:y1="9.878cm" svg:x2="4.903cm" svg:y2="8.489cm">
          <text:p/>
        </draw:line>
        <draw:line draw:style-name="gr13" draw:text-style-name="P8" draw:layer="layout" svg:x1="19.86cm" svg:y1="15.477cm" svg:x2="18.728cm" svg:y2="15.475cm">
          <text:p/>
        </draw:line>
        <draw:line draw:style-name="gr13" draw:text-style-name="P8" draw:layer="layout" svg:x1="7.749cm" svg:y1="12.043cm" svg:x2="6.617cm" svg:y2="12.041cm">
          <text:p/>
        </draw:line>
        <draw:line draw:style-name="gr13" draw:text-style-name="P8" draw:layer="layout" svg:x1="23.162cm" svg:y1="12.044cm" svg:x2="24.294cm" svg:y2="12.042cm">
          <text:p/>
        </draw:line>
        <draw:line draw:style-name="gr13" draw:text-style-name="P8" draw:layer="layout" svg:x1="7.741cm" svg:y1="9.158cm" svg:x2="6.804cm" svg:y2="8.192cm">
          <text:p/>
        </draw:line>
        <draw:line draw:style-name="gr13" draw:text-style-name="P8" draw:layer="layout" svg:x1="7.742cm" svg:y1="14.06cm" svg:x2="7.04cm" svg:y2="14.974cm">
          <text:p/>
        </draw:line>
        <draw:line draw:style-name="gr13" draw:text-style-name="P8" draw:layer="layout" svg:x1="23.168cm" svg:y1="9.268cm" svg:x2="24.108cm" svg:y2="8.329cm">
          <text:p/>
        </draw:line>
        <draw:line draw:style-name="gr13" draw:text-style-name="P8" draw:layer="layout" svg:x1="23.17cm" svg:y1="14.271cm" svg:x2="24.315cm" svg:y2="15.403cm">
          <text:p/>
        </draw:line>
        <draw:frame draw:style-name="gr14" draw:text-style-name="P2" draw:layer="layout" svg:width="0.706cm" svg:height="0.839cm" svg:x="10.736cm" svg:y="4.329cm">
          <draw:text-box>
            <text:p><text:span text:style-name="T1">1</text:span></text:p>
          </draw:text-box>
        </draw:frame>
        <draw:frame draw:style-name="gr15" draw:text-style-name="P2" draw:layer="layout" svg:width="0.705cm" svg:height="0.865cm" svg:x="13.454cm" svg:y="5.28cm">
          <draw:text-box>
            <text:p><text:span text:style-name="T1">6</text:span></text:p>
          </draw:text-box>
        </draw:frame>
        <draw:frame draw:style-name="gr16" draw:text-style-name="P2" draw:layer="layout" svg:width="0.704cm" svg:height="1.144cm" svg:x="14.618cm" svg:y="7.641cm">
          <draw:text-box>
            <text:p><text:span text:style-name="T1">2</text:span></text:p>
          </draw:text-box>
        </draw:frame>
        <draw:frame draw:style-name="gr17" draw:text-style-name="P2" draw:layer="layout" svg:width="0.706cm" svg:height="1.016cm" svg:x="21.236cm" svg:y="6.499cm">
          <draw:text-box>
            <text:p><text:span text:style-name="T1">4</text:span></text:p>
          </draw:text-box>
        </draw:frame>
        <draw:frame draw:style-name="gr18" draw:text-style-name="P2" draw:layer="layout" svg:width="0.705cm" svg:height="0.86cm" svg:x="18.357cm" svg:y="6.98cm">
          <draw:text-box>
            <text:p><text:span text:style-name="T1">9</text:span></text:p>
          </draw:text-box>
        </draw:frame>
        <draw:frame draw:style-name="gr14" draw:text-style-name="P2" draw:layer="layout" svg:width="1.191cm" svg:height="0.839cm" svg:x="24.134cm" svg:y="11.645cm">
          <draw:text-box>
            <text:p><text:span text:style-name="T1">12</text:span></text:p>
          </draw:text-box>
        </draw:frame>
        <draw:frame draw:style-name="gr14" draw:text-style-name="P2" draw:layer="layout" svg:width="0.706cm" svg:height="0.839cm" svg:x="18.053cm" svg:y="15.107cm">
          <draw:text-box>
            <text:p><text:span text:style-name="T1">7</text:span></text:p>
          </draw:text-box>
        </draw:frame>
        <draw:frame draw:style-name="gr14" draw:text-style-name="P2" draw:layer="layout" svg:width="1.148cm" svg:height="0.839cm" svg:x="10.363cm" svg:y="15.476cm">
          <draw:text-box>
            <text:p><text:span text:style-name="T1">10</text:span></text:p>
          </draw:text-box>
        </draw:frame>
        <draw:frame draw:style-name="gr19" draw:text-style-name="P2" draw:layer="layout" svg:width="0.706cm" svg:height="1.009cm" svg:x="8.529cm" svg:y="15.096cm">
          <draw:text-box>
            <text:p><text:span text:style-name="T1">4</text:span></text:p>
          </draw:text-box>
        </draw:frame>
        <draw:frame draw:style-name="gr20" draw:text-style-name="P2" draw:layer="layout" svg:width="1.371cm" svg:height="0.888cm" svg:x="6.308cm" svg:y="14.953cm">
          <draw:text-box>
            <text:p><text:span text:style-name="T1">16</text:span></text:p>
          </draw:text-box>
        </draw:frame>
        <draw:frame draw:style-name="gr14" draw:text-style-name="P2" draw:layer="layout" svg:width="1.242cm" svg:height="0.839cm" svg:x="5.755cm" svg:y="11.638cm">
          <draw:text-box>
            <text:p><text:span text:style-name="T1">11</text:span></text:p>
          </draw:text-box>
        </draw:frame>
        <draw:frame draw:style-name="gr14" draw:text-style-name="P2" draw:layer="layout" svg:width="0.705cm" svg:height="0.839cm" svg:x="4.506cm" svg:y="7.555cm">
          <draw:text-box>
            <text:p><text:span text:style-name="T1">3</text:span></text:p>
          </draw:text-box>
        </draw:frame>
        <draw:frame draw:style-name="gr21" draw:text-style-name="P2" draw:layer="layout" svg:width="1.194cm" svg:height="0.982cm" svg:x="6.216cm" svg:y="7.401cm">
          <draw:text-box>
            <text:p><text:span text:style-name="T1">13</text:span></text:p>
          </draw:text-box>
        </draw:frame>
        <draw:line draw:style-name="gr13" draw:text-style-name="P8" draw:layer="layout" svg:x1="14.546cm" svg:y1="14.854cm" svg:x2="13.414cm" svg:y2="14.852cm">
          <text:p/>
        </draw:line>
        <draw:frame draw:style-name="gr14" draw:text-style-name="P2" draw:layer="layout" svg:width="0.706cm" svg:height="0.839cm" svg:x="12.808cm" svg:y="14.45cm">
          <draw:text-box>
            <text:p><text:span text:style-name="T1">5</text:span></text:p>
          </draw:text-box>
        </draw:frame>
        <draw:line draw:style-name="gr13" draw:text-style-name="P8" draw:layer="layout" svg:x1="15.991cm" svg:y1="11.167cm" svg:x2="15.991cm" svg:y2="7.91cm">
          <text:p/>
        </draw:line>
        <draw:frame draw:style-name="gr14" draw:text-style-name="P2" draw:layer="layout" svg:width="0.706cm" svg:height="0.839cm" svg:x="15.608cm" svg:y="7.182cm">
          <draw:text-box>
            <text:p><text:span text:style-name="T1">8</text:span></text:p>
          </draw:text-box>
        </draw:frame>
        <draw:frame draw:style-name="gr22" draw:text-style-name="P2" draw:layer="layout" svg:width="1.139cm" svg:height="1.054cm" svg:x="23.941cm" svg:y="7.575cm">
          <draw:text-box>
            <text:p><text:span text:style-name="T1">14</text:span></text:p>
          </draw:text-box>
        </draw:frame>
        <draw:line draw:style-name="gr13" draw:text-style-name="P8" draw:layer="layout" svg:x1="4.42cm" svg:y1="3.336cm" svg:x2="3.888cm" svg:y2="2.85cm">
          <text:p/>
        </draw:line>
        <draw:frame draw:style-name="gr23" draw:text-style-name="P9" draw:layer="layout" svg:width="2.814cm" svg:height="0.953cm" svg:x="2.583cm" svg:y="2.135cm">
          <draw:text-box>
            <text:p><text:span text:style-name="T6">Terminal</text:span></text:p>
          </draw:text-box>
        </draw:frame>
        <draw:line draw:style-name="gr6" draw:text-style-name="P3" draw:layer="layout" svg:x1="14.831cm" svg:y1="16.485cm" svg:x2="20.564cm" svg:y2="16.424cm">
          <text:p/>
        </draw:line>
        <draw:line draw:style-name="gr13" draw:text-style-name="P8" draw:layer="layout" svg:x1="14.526cm" svg:y1="16.454cm" svg:x2="13.394cm" svg:y2="16.452cm">
          <text:p/>
        </draw:line>
        <draw:frame draw:style-name="gr24" draw:text-style-name="P2" draw:layer="layout" svg:width="1.27cm" svg:height="1.427cm" svg:x="12.46cm" svg:y="16.051cm">
          <draw:text-box>
            <text:p><text:span text:style-name="T1">33</text:span></text:p>
          </draw:text-box>
        </draw:frame>
        <draw:frame draw:style-name="gr25" draw:text-style-name="P10" draw:layer="layout" svg:width="7.62cm" svg:height="1.588cm" svg:x="16.24cm" svg:y="4.492cm">
          <draw:text-box>
            <text:p><text:span text:style-name="T7">Figure 1</text:span></text:p>
          </draw:text-box>
        </draw:frame>
      </draw:page>
      <draw:page draw:name="page2" draw:style-name="dp1" draw:master-page-name="Default">
        <draw:line draw:style-name="gr13" draw:text-style-name="P8" draw:layer="layout" svg:x1="11.597cm" svg:y1="9.836cm" svg:x2="12.747cm" svg:y2="8.62cm">
          <text:p/>
        </draw:line>
        <draw:line draw:style-name="gr13" draw:text-style-name="P8" draw:layer="layout" svg:x1="11.618cm" svg:y1="12cm" svg:x2="12.768cm" svg:y2="13.216cm">
          <text:p/>
        </draw:line>
        <draw:line draw:style-name="gr13" draw:text-style-name="P8" draw:layer="layout" svg:x1="16.389cm" svg:y1="12.021cm" svg:x2="15.239cm" svg:y2="13.237cm">
          <text:p/>
        </draw:line>
        <draw:line draw:style-name="gr13" draw:text-style-name="P8" draw:layer="layout" svg:x1="16.469cm" svg:y1="9.858cm" svg:x2="15.319cm" svg:y2="8.642cm">
          <text:p/>
        </draw:line>
        <draw:frame draw:style-name="gr15" draw:text-style-name="P2" draw:layer="layout" svg:width="1.152cm" svg:height="0.865cm" svg:x="12.23cm" svg:y="8.085cm">
          <draw:text-box>
            <text:p><text:span text:style-name="T1">17</text:span></text:p>
          </draw:text-box>
        </draw:frame>
        <draw:frame draw:style-name="gr15" draw:text-style-name="P2" draw:layer="layout" svg:width="1.152cm" svg:height="0.865cm" svg:x="14.93cm" svg:y="8.086cm">
          <draw:text-box>
            <text:p><text:span text:style-name="T1">17</text:span></text:p>
          </draw:text-box>
        </draw:frame>
        <draw:frame draw:style-name="gr15" draw:text-style-name="P2" draw:layer="layout" svg:width="1.152cm" svg:height="0.865cm" svg:x="12.33cm" svg:y="13.086cm">
          <draw:text-box>
            <text:p><text:span text:style-name="T1">19</text:span></text:p>
          </draw:text-box>
        </draw:frame>
        <draw:frame draw:style-name="gr15" draw:text-style-name="P2" draw:layer="layout" svg:width="1.152cm" svg:height="0.865cm" svg:x="14.63cm" svg:y="13.087cm">
          <draw:text-box>
            <text:p><text:span text:style-name="T1">19</text:span></text:p>
          </draw:text-box>
        </draw:frame>
        <draw:line draw:style-name="gr13" draw:text-style-name="P8" draw:layer="layout" svg:x1="11.449cm" svg:y1="10.954cm" svg:x2="9.511cm" svg:y2="13.349cm">
          <text:p/>
        </draw:line>
        <draw:line draw:style-name="gr13" draw:text-style-name="P8" draw:layer="layout" svg:x1="16.419cm" svg:y1="10.963cm" svg:x2="18.357cm" svg:y2="13.358cm">
          <text:p/>
        </draw:line>
        <draw:frame draw:style-name="standard" draw:layer="layout" svg:width="14.098cm" svg:height="1.998cm" svg:x="6.921cm" svg:y="9.7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 text:c="7"/>Data 1</text:p>
              </table:table-cell>
              <table:table-cell>
                <text:p><text:s text:c="8"/>Data 2</text:p>
              </table:table-cell>
              <table:table-cell>
                <text:p><text:s text:c="7"/>Data 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" draw:layer="layout" svg:width="1.152cm" svg:height="0.865cm" svg:x="8.93cm" svg:y="13.286cm">
          <draw:text-box>
            <text:p><text:span text:style-name="T1">18</text:span></text:p>
          </draw:text-box>
        </draw:frame>
        <draw:frame draw:style-name="gr15" draw:text-style-name="P2" draw:layer="layout" svg:width="1.152cm" svg:height="0.865cm" svg:x="17.83cm" svg:y="13.287cm">
          <draw:text-box>
            <text:p><text:span text:style-name="T1">18</text:span></text:p>
          </draw:text-box>
        </draw:frame>
        <draw:frame draw:style-name="gr26" draw:text-style-name="P10" draw:layer="layout" svg:width="4.445cm" svg:height="1.223cm" svg:x="7.015cm" svg:y="8.432cm">
          <draw:text-box>
            <text:p><text:span text:style-name="T7">Figure 2</text:span></text:p>
          </draw:text-box>
        </draw:frame>
      </draw:page>
      <draw:page draw:name="page3" draw:style-name="dp1" draw:master-page-name="Default">
        <draw:frame draw:style-name="standard" draw:layer="layout" svg:width="7.873cm" svg:height="7.998cm" svg:x="10.034cm" svg:y="7.42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><text:s text:c="16"/>Header</text:p>
              </table:table-cell>
            </table:table-row>
            <table:table-row table:style-name="ro1">
              <table:table-cell table:style-name="ce1">
                <text:p><text:s text:c="16"/>Data 1 <text:s text:c="6"/></text:p>
              </table:table-cell>
            </table:table-row>
            <table:table-row table:style-name="ro1">
              <table:table-cell table:style-name="ce1">
                <text:p><text:s text:c="16"/>Data 2</text:p>
              </table:table-cell>
            </table:table-row>
            <table:table-row table:style-name="ro2">
              <table:table-cell table:style-name="ce1">
                <text:p><text:s text:c="16"/>Data 3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3" draw:text-style-name="P8" draw:layer="layout" svg:x1="9.949cm" svg:y1="11.444cm" svg:x2="8.817cm" svg:y2="11.442cm">
          <text:p/>
        </draw:line>
        <draw:frame draw:style-name="gr14" draw:text-style-name="P2" draw:layer="layout" svg:width="1.242cm" svg:height="0.839cm" svg:x="7.855cm" svg:y="11.039cm">
          <draw:text-box>
            <text:p><text:span text:style-name="T1">27</text:span></text:p>
          </draw:text-box>
        </draw:frame>
        <draw:line draw:style-name="gr13" draw:text-style-name="P8" draw:layer="layout" svg:x1="18.009cm" svg:y1="11.444cm" svg:x2="19.141cm" svg:y2="11.442cm">
          <text:p/>
        </draw:line>
        <draw:frame draw:style-name="gr14" draw:text-style-name="P2" draw:layer="layout" svg:width="1.242cm" svg:height="0.839cm" svg:x="18.955cm" svg:y="11.04cm">
          <draw:text-box>
            <text:p><text:span text:style-name="T1">28</text:span></text:p>
          </draw:text-box>
        </draw:frame>
        <draw:line draw:style-name="gr13" draw:text-style-name="P8" draw:layer="layout" svg:x1="9.949cm" svg:y1="13.445cm" svg:x2="8.817cm" svg:y2="13.443cm">
          <text:p/>
        </draw:line>
        <draw:frame draw:style-name="gr14" draw:text-style-name="P2" draw:layer="layout" svg:width="1.242cm" svg:height="0.839cm" svg:x="7.855cm" svg:y="13.04cm">
          <draw:text-box>
            <text:p><text:span text:style-name="T1">27</text:span></text:p>
          </draw:text-box>
        </draw:frame>
        <draw:line draw:style-name="gr13" draw:text-style-name="P8" draw:layer="layout" svg:x1="18.009cm" svg:y1="13.445cm" svg:x2="19.141cm" svg:y2="13.443cm">
          <text:p/>
        </draw:line>
        <draw:frame draw:style-name="gr14" draw:text-style-name="P2" draw:layer="layout" svg:width="1.242cm" svg:height="0.839cm" svg:x="18.955cm" svg:y="13.041cm">
          <draw:text-box>
            <text:p><text:span text:style-name="T1">28</text:span></text:p>
          </draw:text-box>
        </draw:frame>
        <draw:line draw:style-name="gr13" draw:text-style-name="P8" draw:layer="layout" svg:x1="18.009cm" svg:y1="9.445cm" svg:x2="19.141cm" svg:y2="9.443cm">
          <text:p/>
        </draw:line>
        <draw:frame draw:style-name="gr14" draw:text-style-name="P2" draw:layer="layout" svg:width="1.242cm" svg:height="0.839cm" svg:x="18.955cm" svg:y="9.041cm">
          <draw:text-box>
            <text:p><text:span text:style-name="T1">25</text:span></text:p>
          </draw:text-box>
        </draw:frame>
        <draw:line draw:style-name="gr13" draw:text-style-name="P8" draw:layer="layout" svg:x1="18.009cm" svg:y1="8.346cm" svg:x2="19.141cm" svg:y2="8.344cm">
          <text:p/>
        </draw:line>
        <draw:frame draw:style-name="gr14" draw:text-style-name="P2" draw:layer="layout" svg:width="1.242cm" svg:height="0.839cm" svg:x="18.955cm" svg:y="7.942cm">
          <draw:text-box>
            <text:p><text:span text:style-name="T1">23</text:span></text:p>
          </draw:text-box>
        </draw:frame>
        <draw:line draw:style-name="gr13" draw:text-style-name="P8" draw:layer="layout" svg:x1="9.949cm" svg:y1="9.345cm" svg:x2="8.817cm" svg:y2="9.343cm">
          <text:p/>
        </draw:line>
        <draw:frame draw:style-name="gr14" draw:text-style-name="P2" draw:layer="layout" svg:width="1.242cm" svg:height="0.839cm" svg:x="7.855cm" svg:y="8.94cm">
          <draw:text-box>
            <text:p><text:span text:style-name="T1">24</text:span></text:p>
          </draw:text-box>
        </draw:frame>
        <draw:line draw:style-name="gr13" draw:text-style-name="P8" draw:layer="layout" svg:x1="9.949cm" svg:y1="8.346cm" svg:x2="8.817cm" svg:y2="8.344cm">
          <text:p/>
        </draw:line>
        <draw:frame draw:style-name="gr14" draw:text-style-name="P2" draw:layer="layout" svg:width="1.242cm" svg:height="0.839cm" svg:x="7.855cm" svg:y="7.941cm">
          <draw:text-box>
            <text:p><text:span text:style-name="T1">22</text:span></text:p>
          </draw:text-box>
        </draw:frame>
        <draw:line draw:style-name="gr13" draw:text-style-name="P8" draw:layer="layout" svg:x1="16.557cm" svg:y1="9.437cm" svg:x2="16.557cm" svg:y2="6.262cm">
          <text:p/>
        </draw:line>
        <draw:frame draw:style-name="gr14" draw:text-style-name="P2" draw:layer="layout" svg:width="1.242cm" svg:height="0.839cm" svg:x="16.055cm" svg:y="5.642cm">
          <draw:text-box>
            <text:p><text:span text:style-name="T1">21</text:span></text:p>
          </draw:text-box>
        </draw:frame>
        <draw:line draw:style-name="gr13" draw:text-style-name="P8" draw:layer="layout" svg:x1="12.357cm" svg:y1="11.345cm" svg:x2="12.357cm" svg:y2="6.567cm">
          <text:p/>
        </draw:line>
        <draw:line draw:style-name="gr13" draw:text-style-name="P8" draw:layer="layout" svg:x1="11.16cm" svg:y1="13.347cm" svg:x2="11.16cm" svg:y2="6.68cm">
          <text:p/>
        </draw:line>
        <draw:frame draw:style-name="gr14" draw:text-style-name="P2" draw:layer="layout" svg:width="1.242cm" svg:height="0.839cm" svg:x="11.941cm" svg:y="5.944cm">
          <draw:text-box>
            <text:p><text:span text:style-name="T1">26</text:span></text:p>
          </draw:text-box>
        </draw:frame>
        <draw:frame draw:style-name="gr14" draw:text-style-name="P2" draw:layer="layout" svg:width="1.242cm" svg:height="0.839cm" svg:x="10.641cm" svg:y="5.945cm">
          <draw:text-box>
            <text:p><text:span text:style-name="T1">26</text:span></text:p>
          </draw:text-box>
        </draw:frame>
        <draw:line draw:style-name="gr13" draw:text-style-name="P8" draw:layer="layout" svg:x1="14.057cm" svg:y1="8.317cm" svg:x2="14.017cm" svg:y2="6.262cm">
          <text:p/>
        </draw:line>
        <draw:frame draw:style-name="gr14" draw:text-style-name="P2" draw:layer="layout" svg:width="1.242cm" svg:height="0.839cm" svg:x="13.555cm" svg:y="5.643cm">
          <draw:text-box>
            <text:p><text:span text:style-name="T1">20</text:span></text:p>
          </draw:text-box>
        </draw:frame>
        <draw:frame draw:style-name="gr26" draw:text-style-name="P10" draw:layer="layout" svg:width="4.445cm" svg:height="1.223cm" svg:x="12.416cm" svg:y="15.533cm">
          <draw:text-box>
            <text:p><text:span text:style-name="T7">Figure 3</text:span></text:p>
          </draw:text-box>
        </draw:frame>
      </draw:page>
      <draw:page draw:name="page4" draw:style-name="dp1" draw:master-page-name="Default">
        <draw:frame draw:style-name="standard" draw:layer="layout" svg:width="14.098cm" svg:height="7.998cm" svg:x="6.921cm" svg:y="6.86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Header 1</text:p>
              </table:table-cell>
              <table:table-cell>
                <text:p>Header 2</text:p>
              </table:table-cell>
              <table:table-cell>
                <text:p>Header 3</text:p>
              </table:table-cell>
              <table:table-cell>
                <text:p>Header 4</text:p>
              </table:table-cell>
            </table:table-row>
            <table:table-row table:style-name="ro1" table:default-cell-style-name="ce1">
              <table:table-cell>
                <text:p>Data 1</text:p>
              </table:table-cell>
              <table:table-cell>
                <text:p>Data 2</text:p>
              </table:table-cell>
              <table:table-cell>
                <text:p>Data 3</text:p>
              </table:table-cell>
              <table:table-cell>
                <text:p>Data 4</text:p>
              </table:table-cell>
            </table:table-row>
            <table:table-row table:style-name="ro1" table:default-cell-style-name="ce1">
              <table:table-cell>
                <text:p>Data 5</text:p>
              </table:table-cell>
              <table:table-cell>
                <text:p>Data 6</text:p>
              </table:table-cell>
              <table:table-cell>
                <text:p>Data 7</text:p>
              </table:table-cell>
              <table:table-cell>
                <text:p>Data 8</text:p>
              </table:table-cell>
            </table:table-row>
            <table:table-row table:style-name="ro2" table:default-cell-style-name="ce1">
              <table:table-cell>
                <text:p>Data 9</text:p>
              </table:table-cell>
              <table:table-cell>
                <text:p>Data A</text:p>
              </table:table-cell>
              <table:table-cell>
                <text:p>Data B</text:p>
              </table:table-cell>
              <table:table-cell>
                <text:p>--------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3" draw:text-style-name="P8" draw:layer="layout" svg:x1="10.43cm" svg:y1="12.9cm" svg:x2="8.492cm" svg:y2="15.295cm">
          <text:p/>
        </draw:line>
        <draw:line draw:style-name="gr13" draw:text-style-name="P8" draw:layer="layout" svg:x1="17.51cm" svg:y1="10.842cm" svg:x2="20.584cm" svg:y2="15.331cm">
          <text:p/>
        </draw:line>
        <draw:frame draw:style-name="gr15" draw:text-style-name="P2" draw:layer="layout" svg:width="1.152cm" svg:height="0.865cm" svg:x="7.83cm" svg:y="15.286cm">
          <draw:text-box>
            <text:p><text:span text:style-name="T1">31</text:span></text:p>
          </draw:text-box>
        </draw:frame>
        <draw:line draw:style-name="gr13" draw:text-style-name="P8" draw:layer="layout" svg:x1="13.91cm" svg:y1="12.921cm" svg:x2="11.972cm" svg:y2="15.316cm">
          <text:p/>
        </draw:line>
        <draw:line draw:style-name="gr13" draw:text-style-name="P8" draw:layer="layout" svg:x1="17.463cm" svg:y1="12.896cm" svg:x2="15.525cm" svg:y2="15.291cm">
          <text:p/>
        </draw:line>
        <draw:line draw:style-name="gr13" draw:text-style-name="P8" draw:layer="layout" svg:x1="14.031cm" svg:y1="10.863cm" svg:x2="17.105cm" svg:y2="15.352cm">
          <text:p/>
        </draw:line>
        <draw:line draw:style-name="gr13" draw:text-style-name="P8" draw:layer="layout" svg:x1="10.552cm" svg:y1="10.884cm" svg:x2="13.626cm" svg:y2="15.373cm">
          <text:p/>
        </draw:line>
        <draw:frame draw:style-name="gr15" draw:text-style-name="P2" draw:layer="layout" svg:width="1.152cm" svg:height="0.865cm" svg:x="11.43cm" svg:y="15.287cm">
          <draw:text-box>
            <text:p><text:span text:style-name="T1">31</text:span></text:p>
          </draw:text-box>
        </draw:frame>
        <draw:frame draw:style-name="gr15" draw:text-style-name="P2" draw:layer="layout" svg:width="1.152cm" svg:height="0.865cm" svg:x="13.03cm" svg:y="15.288cm">
          <draw:text-box>
            <text:p><text:span text:style-name="T1">31</text:span></text:p>
          </draw:text-box>
        </draw:frame>
        <draw:frame draw:style-name="gr15" draw:text-style-name="P2" draw:layer="layout" svg:width="1.152cm" svg:height="0.865cm" svg:x="14.93cm" svg:y="15.289cm">
          <draw:text-box>
            <text:p><text:span text:style-name="T1">31</text:span></text:p>
          </draw:text-box>
        </draw:frame>
        <draw:frame draw:style-name="gr15" draw:text-style-name="P2" draw:layer="layout" svg:width="1.152cm" svg:height="0.865cm" svg:x="16.43cm" svg:y="15.29cm">
          <draw:text-box>
            <text:p><text:span text:style-name="T1">31</text:span></text:p>
          </draw:text-box>
        </draw:frame>
        <draw:frame draw:style-name="gr15" draw:text-style-name="P2" draw:layer="layout" svg:width="1.152cm" svg:height="0.865cm" svg:x="20.03cm" svg:y="15.291cm">
          <draw:text-box>
            <text:p><text:span text:style-name="T1">31</text:span></text:p>
          </draw:text-box>
        </draw:frame>
        <draw:line draw:style-name="gr13" draw:text-style-name="P8" draw:layer="layout" svg:x1="10.431cm" svg:y1="7.895cm" svg:x2="9.458cm" svg:y2="6.591cm">
          <text:p/>
        </draw:line>
        <draw:frame draw:style-name="gr15" draw:text-style-name="P2" draw:layer="layout" svg:width="1.152cm" svg:height="0.865cm" svg:x="8.958cm" svg:y="5.86cm">
          <draw:text-box>
            <text:p><text:span text:style-name="T1">29</text:span></text:p>
          </draw:text-box>
        </draw:frame>
        <draw:line draw:style-name="gr13" draw:text-style-name="P8" draw:layer="layout" svg:x1="10.432cm" svg:y1="8.855cm" svg:x2="8.44cm" svg:y2="6.242cm">
          <text:p/>
        </draw:line>
        <draw:frame draw:style-name="gr15" draw:text-style-name="P2" draw:layer="layout" svg:width="1.152cm" svg:height="0.865cm" svg:x="7.531cm" svg:y="5.718cm">
          <draw:text-box>
            <text:p><text:span text:style-name="T1">30</text:span></text:p>
          </draw:text-box>
        </draw:frame>
        <draw:line draw:style-name="gr13" draw:text-style-name="P8" draw:layer="layout" svg:x1="18.439cm" svg:y1="14.017cm" svg:x2="18.462cm" svg:y2="15.287cm">
          <text:p/>
        </draw:line>
        <draw:frame draw:style-name="gr14" draw:text-style-name="P2" draw:layer="layout" svg:width="1.242cm" svg:height="0.839cm" svg:x="17.945cm" svg:y="15.122cm">
          <draw:text-box>
            <text:p><text:span text:style-name="T1">32</text:span></text:p>
          </draw:text-box>
        </draw:frame>
        <draw:line draw:style-name="gr13" draw:text-style-name="P8" draw:layer="layout" svg:x1="13.932cm" svg:y1="7.896cm" svg:x2="12.959cm" svg:y2="6.592cm">
          <text:p/>
        </draw:line>
        <draw:line draw:style-name="gr13" draw:text-style-name="P8" draw:layer="layout" svg:x1="13.933cm" svg:y1="8.856cm" svg:x2="11.941cm" svg:y2="6.243cm">
          <text:p/>
        </draw:line>
        <draw:frame draw:style-name="gr15" draw:text-style-name="P2" draw:layer="layout" svg:width="1.152cm" svg:height="0.865cm" svg:x="11.032cm" svg:y="5.719cm">
          <draw:text-box>
            <text:p><text:span text:style-name="T1">30</text:span></text:p>
          </draw:text-box>
        </draw:frame>
        <draw:line draw:style-name="gr13" draw:text-style-name="P8" draw:layer="layout" svg:x1="17.433cm" svg:y1="7.897cm" svg:x2="16.46cm" svg:y2="6.593cm">
          <text:p/>
        </draw:line>
        <draw:line draw:style-name="gr13" draw:text-style-name="P8" draw:layer="layout" svg:x1="17.434cm" svg:y1="8.857cm" svg:x2="15.442cm" svg:y2="6.244cm">
          <text:p/>
        </draw:line>
        <draw:frame draw:style-name="gr15" draw:text-style-name="P2" draw:layer="layout" svg:width="1.152cm" svg:height="0.865cm" svg:x="14.533cm" svg:y="5.72cm">
          <draw:text-box>
            <text:p><text:span text:style-name="T1">30</text:span></text:p>
          </draw:text-box>
        </draw:frame>
        <draw:frame draw:style-name="gr15" draw:text-style-name="P2" draw:layer="layout" svg:width="1.152cm" svg:height="0.865cm" svg:x="12.458cm" svg:y="5.861cm">
          <draw:text-box>
            <text:p><text:span text:style-name="T1">29</text:span></text:p>
          </draw:text-box>
        </draw:frame>
        <draw:frame draw:style-name="gr15" draw:text-style-name="P2" draw:layer="layout" svg:width="1.152cm" svg:height="0.865cm" svg:x="15.958cm" svg:y="5.862cm">
          <draw:text-box>
            <text:p><text:span text:style-name="T1">29</text:span></text:p>
          </draw:text-box>
        </draw:frame>
        <draw:frame draw:style-name="gr26" draw:text-style-name="P10" draw:layer="layout" svg:width="3.386cm" svg:height="1.223cm" svg:x="17.616cm" svg:y="5.833cm">
          <draw:text-box>
            <text:p><text:span text:style-name="T7">Figure 4</text:span></text:p>
          </draw:text-box>
        </draw:frame>
      </draw:page>
      <draw:page draw:name="page5" draw:style-name="dp1" draw:master-page-name="Default">
        <draw:g>
          <draw:frame draw:style-name="standard" draw:layer="layout" svg:width="14.098cm" svg:height="7.998cm" svg:x="6.963cm" svg:y="6.781cm">
            <table:table table:template-name="default" table:use-first-row-styles="true" table:use-banding-rows-styles="true">
              <table:table-column table:style-name="co5"/>
              <table:table-column table:style-name="co5"/>
              <table:table-column table:style-name="co5"/>
              <table:table-column table:style-name="co6"/>
              <table:table-row table:style-name="ro1" table:default-cell-style-name="ce1">
                <table:table-cell>
                  <text:p><text:s text:c="6"/>H1</text:p>
                </table:table-cell>
                <table:table-cell>
                  <text:p><text:s text:c="6"/>H2</text:p>
                </table:table-cell>
                <table:table-cell>
                  <text:p><text:s text:c="6"/>H3</text:p>
                </table:table-cell>
                <table:table-cell>
                  <text:p><text:s text:c="6"/>H4</text:p>
                </table:table-cell>
              </table:table-row>
              <table:table-row table:style-name="ro1" table:default-cell-style-name="ce1">
                <table:table-cell>
                  <text:p><text:s text:c="6"/>D1</text:p>
                </table:table-cell>
                <table:table-cell>
                  <text:p><text:s text:c="6"/>D2</text:p>
                </table:table-cell>
                <table:table-cell>
                  <text:p><text:s text:c="6"/>D3</text:p>
                </table:table-cell>
                <table:table-cell>
                  <text:p><text:s text:c="6"/>D4</text:p>
                </table:table-cell>
              </table:table-row>
              <table:table-row table:style-name="ro1" table:default-cell-style-name="ce1">
                <table:table-cell>
                  <text:p><text:s text:c="6"/>D5</text:p>
                </table:table-cell>
                <table:table-cell>
                  <text:p><text:s text:c="6"/>D6</text:p>
                </table:table-cell>
                <table:table-cell>
                  <text:p><text:s text:c="6"/>D7</text:p>
                </table:table-cell>
                <table:table-cell>
                  <text:p><text:s text:c="6"/>D8</text:p>
                </table:table-cell>
              </table:table-row>
              <table:table-row table:style-name="ro2" table:default-cell-style-name="ce1">
                <table:table-cell>
                  <text:p><text:s text:c="6"/>D9</text:p>
                </table:table-cell>
                <table:table-cell>
                  <text:p><text:s text:c="6"/>DA</text:p>
                </table:table-cell>
                <table:table-cell>
                  <text:p><text:s text:c="6"/>DB</text:p>
                </table:table-cell>
                <table:table-cell>
                  <text:p><text:s text:c="6"/>NA</text:p>
                </table:table-cell>
              </table:table-row>
            </table:table>
            <draw:image xlink:href="Pictures/TablePreview4.svm" xlink:type="simple" xlink:show="embed" xlink:actuate="onLoad"/>
          </draw:frame>
          <draw:line draw:style-name="gr13" draw:text-style-name="P8" draw:layer="layout" svg:x1="10.472cm" svg:y1="12.817cm" svg:x2="8.534cm" svg:y2="15.212cm">
            <text:p/>
          </draw:line>
          <draw:line draw:style-name="gr13" draw:text-style-name="P8" draw:layer="layout" svg:x1="17.552cm" svg:y1="10.759cm" svg:x2="20.626cm" svg:y2="15.248cm">
            <text:p/>
          </draw:line>
          <draw:frame draw:style-name="gr15" draw:text-style-name="P2" draw:layer="layout" svg:width="1.152cm" svg:height="0.865cm" svg:x="7.872cm" svg:y="15.203cm">
            <draw:text-box>
              <text:p><text:span text:style-name="T1">31</text:span></text:p>
            </draw:text-box>
          </draw:frame>
          <draw:line draw:style-name="gr13" draw:text-style-name="P8" draw:layer="layout" svg:x1="13.952cm" svg:y1="12.838cm" svg:x2="12.014cm" svg:y2="15.233cm">
            <text:p/>
          </draw:line>
          <draw:line draw:style-name="gr13" draw:text-style-name="P8" draw:layer="layout" svg:x1="17.505cm" svg:y1="12.813cm" svg:x2="15.567cm" svg:y2="15.208cm">
            <text:p/>
          </draw:line>
          <draw:line draw:style-name="gr13" draw:text-style-name="P8" draw:layer="layout" svg:x1="14.073cm" svg:y1="10.78cm" svg:x2="17.147cm" svg:y2="15.269cm">
            <text:p/>
          </draw:line>
          <draw:line draw:style-name="gr13" draw:text-style-name="P8" draw:layer="layout" svg:x1="10.594cm" svg:y1="10.801cm" svg:x2="13.668cm" svg:y2="15.29cm">
            <text:p/>
          </draw:line>
          <draw:frame draw:style-name="gr15" draw:text-style-name="P2" draw:layer="layout" svg:width="1.152cm" svg:height="0.865cm" svg:x="11.472cm" svg:y="15.204cm">
            <draw:text-box>
              <text:p><text:span text:style-name="T1">31</text:span></text:p>
            </draw:text-box>
          </draw:frame>
          <draw:frame draw:style-name="gr15" draw:text-style-name="P2" draw:layer="layout" svg:width="1.152cm" svg:height="0.865cm" svg:x="13.072cm" svg:y="15.205cm">
            <draw:text-box>
              <text:p><text:span text:style-name="T1">31</text:span></text:p>
            </draw:text-box>
          </draw:frame>
          <draw:frame draw:style-name="gr15" draw:text-style-name="P2" draw:layer="layout" svg:width="1.152cm" svg:height="0.865cm" svg:x="14.972cm" svg:y="15.206cm">
            <draw:text-box>
              <text:p><text:span text:style-name="T1">31</text:span></text:p>
            </draw:text-box>
          </draw:frame>
          <draw:frame draw:style-name="gr15" draw:text-style-name="P2" draw:layer="layout" svg:width="1.152cm" svg:height="0.865cm" svg:x="16.472cm" svg:y="15.207cm">
            <draw:text-box>
              <text:p><text:span text:style-name="T1">31</text:span></text:p>
            </draw:text-box>
          </draw:frame>
          <draw:frame draw:style-name="gr15" draw:text-style-name="P2" draw:layer="layout" svg:width="1.152cm" svg:height="0.865cm" svg:x="20.072cm" svg:y="15.208cm">
            <draw:text-box>
              <text:p><text:span text:style-name="T1">31</text:span></text:p>
            </draw:text-box>
          </draw:frame>
          <draw:line draw:style-name="gr13" draw:text-style-name="P8" draw:layer="layout" svg:x1="10.473cm" svg:y1="7.812cm" svg:x2="9.5cm" svg:y2="6.508cm">
            <text:p/>
          </draw:line>
          <draw:frame draw:style-name="gr15" draw:text-style-name="P2" draw:layer="layout" svg:width="1.152cm" svg:height="0.865cm" svg:x="9cm" svg:y="5.777cm">
            <draw:text-box>
              <text:p><text:span text:style-name="T1">29</text:span></text:p>
            </draw:text-box>
          </draw:frame>
          <draw:line draw:style-name="gr13" draw:text-style-name="P8" draw:layer="layout" svg:x1="10.474cm" svg:y1="8.772cm" svg:x2="8.482cm" svg:y2="6.159cm">
            <text:p/>
          </draw:line>
          <draw:frame draw:style-name="gr15" draw:text-style-name="P2" draw:layer="layout" svg:width="1.152cm" svg:height="0.865cm" svg:x="7.573cm" svg:y="5.635cm">
            <draw:text-box>
              <text:p><text:span text:style-name="T1">30</text:span></text:p>
            </draw:text-box>
          </draw:frame>
          <draw:line draw:style-name="gr13" draw:text-style-name="P8" draw:layer="layout" svg:x1="19.881cm" svg:y1="14.834cm" svg:x2="19.89cm" svg:y2="16.073cm">
            <text:p/>
          </draw:line>
          <draw:line draw:style-name="gr13" draw:text-style-name="P8" draw:layer="layout" svg:x1="13.974cm" svg:y1="7.813cm" svg:x2="13.001cm" svg:y2="6.509cm">
            <text:p/>
          </draw:line>
          <draw:line draw:style-name="gr13" draw:text-style-name="P8" draw:layer="layout" svg:x1="13.975cm" svg:y1="8.773cm" svg:x2="11.983cm" svg:y2="6.16cm">
            <text:p/>
          </draw:line>
          <draw:frame draw:style-name="gr15" draw:text-style-name="P2" draw:layer="layout" svg:width="1.152cm" svg:height="0.865cm" svg:x="11.474cm" svg:y="5.636cm">
            <draw:text-box>
              <text:p><text:span text:style-name="T1">30</text:span></text:p>
            </draw:text-box>
          </draw:frame>
          <draw:line draw:style-name="gr13" draw:text-style-name="P8" draw:layer="layout" svg:x1="17.475cm" svg:y1="7.814cm" svg:x2="16.502cm" svg:y2="6.51cm">
            <text:p/>
          </draw:line>
          <draw:line draw:style-name="gr13" draw:text-style-name="P8" draw:layer="layout" svg:x1="17.476cm" svg:y1="8.774cm" svg:x2="15.484cm" svg:y2="6.161cm">
            <text:p/>
          </draw:line>
          <draw:frame draw:style-name="gr15" draw:text-style-name="P2" draw:layer="layout" svg:width="1.152cm" svg:height="0.865cm" svg:x="14.575cm" svg:y="5.637cm">
            <draw:text-box>
              <text:p><text:span text:style-name="T1">30</text:span></text:p>
            </draw:text-box>
          </draw:frame>
          <draw:frame draw:style-name="gr15" draw:text-style-name="P2" draw:layer="layout" svg:width="1.152cm" svg:height="0.865cm" svg:x="12.5cm" svg:y="5.778cm">
            <draw:text-box>
              <text:p><text:span text:style-name="T1">29</text:span></text:p>
            </draw:text-box>
          </draw:frame>
          <draw:frame draw:style-name="gr15" draw:text-style-name="P2" draw:layer="layout" svg:width="1.152cm" svg:height="0.865cm" svg:x="16cm" svg:y="5.779cm">
            <draw:text-box>
              <text:p><text:span text:style-name="T1">29</text:span></text:p>
            </draw:text-box>
          </draw:frame>
          <draw:line draw:style-name="gr13" draw:text-style-name="P8" draw:layer="layout" svg:x1="18.505cm" svg:y1="6.725cm" svg:x2="18.492cm" svg:y2="5.386cm">
            <text:p/>
          </draw:line>
          <draw:line draw:style-name="gr13" draw:text-style-name="P8" draw:layer="layout" svg:x1="19.808cm" svg:y1="8.805cm" svg:x2="19.808cm" svg:y2="5.251cm">
            <text:p/>
          </draw:line>
          <draw:line draw:style-name="gr13" draw:text-style-name="P8" draw:layer="layout" svg:x1="20.508cm" svg:y1="10.685cm" svg:x2="20.508cm" svg:y2="5.308cm">
            <text:p/>
          </draw:line>
          <draw:line draw:style-name="gr13" draw:text-style-name="P8" draw:layer="layout" svg:x1="17.908cm" svg:y1="12.831cm" svg:x2="17.908cm" svg:y2="16.385cm">
            <text:p/>
          </draw:line>
          <draw:line draw:style-name="gr13" draw:text-style-name="P8" draw:layer="layout" svg:x1="21.13cm" svg:y1="7.748cm" svg:x2="22.469cm" svg:y2="7.722cm">
            <text:p/>
          </draw:line>
          <draw:line draw:style-name="gr13" draw:text-style-name="P8" draw:layer="layout" svg:x1="6.952cm" svg:y1="13.769cm" svg:x2="3.38cm" svg:y2="13.83cm">
            <text:p/>
          </draw:line>
          <draw:line draw:style-name="gr13" draw:text-style-name="P8" draw:layer="layout" svg:x1="6.892cm" svg:y1="7.783cm" svg:x2="5.553cm" svg:y2="7.757cm">
            <text:p/>
          </draw:line>
          <draw:line draw:style-name="gr13" draw:text-style-name="P8" draw:layer="layout" svg:x1="6.928cm" svg:y1="8.744cm" svg:x2="5.589cm" svg:y2="8.718cm">
            <text:p/>
          </draw:line>
          <draw:line draw:style-name="gr13" draw:text-style-name="P8" draw:layer="layout" svg:x1="6.852cm" svg:y1="10.793cm" svg:x2="5.513cm" svg:y2="10.767cm">
            <text:p/>
          </draw:line>
          <draw:line draw:style-name="gr13" draw:text-style-name="P8" draw:layer="layout" svg:x1="6.932cm" svg:y1="12.773cm" svg:x2="5.593cm" svg:y2="12.747cm">
            <text:p/>
          </draw:line>
          <draw:line draw:style-name="gr13" draw:text-style-name="P8" draw:layer="layout" svg:x1="21.051cm" svg:y1="8.753cm" svg:x2="22.39cm" svg:y2="8.727cm">
            <text:p/>
          </draw:line>
          <draw:line draw:style-name="gr13" draw:text-style-name="P8" draw:layer="layout" svg:x1="21.076cm" svg:y1="10.758cm" svg:x2="22.415cm" svg:y2="10.732cm">
            <text:p/>
          </draw:line>
          <draw:line draw:style-name="gr13" draw:text-style-name="P8" draw:layer="layout" svg:x1="21.065cm" svg:y1="6.836cm" svg:x2="22.005cm" svg:y2="5.897cm">
            <text:p/>
          </draw:line>
          <draw:line draw:style-name="gr13" draw:text-style-name="P8" draw:layer="layout" svg:x1="21.041cm" svg:y1="14.709cm" svg:x2="22.186cm" svg:y2="15.841cm">
            <text:p/>
          </draw:line>
          <draw:line draw:style-name="gr13" draw:text-style-name="P8" draw:layer="layout" svg:x1="6.971cm" svg:y1="6.755cm" svg:x2="6.034cm" svg:y2="5.789cm">
            <text:p/>
          </draw:line>
          <draw:line draw:style-name="gr13" draw:text-style-name="P8" draw:layer="layout" svg:x1="6.972cm" svg:y1="14.797cm" svg:x2="6.27cm" svg:y2="15.711cm">
            <text:p/>
          </draw:line>
          <draw:line draw:style-name="gr13" draw:text-style-name="P8" draw:layer="layout" svg:x1="6.932cm" svg:y1="11.746cm" svg:x2="3.36cm" svg:y2="11.807cm">
            <text:p/>
          </draw:line>
          <draw:line draw:style-name="gr13" draw:text-style-name="P8" draw:layer="layout" svg:x1="6.912cm" svg:y1="9.723cm" svg:x2="3.34cm" svg:y2="9.784cm">
            <text:p/>
          </draw:line>
          <draw:line draw:style-name="gr13" draw:text-style-name="P8" draw:layer="layout" svg:x1="21.06cm" svg:y1="13.746cm" svg:x2="24.632cm" svg:y2="13.807cm">
            <text:p/>
          </draw:line>
          <draw:line draw:style-name="gr13" draw:text-style-name="P8" draw:layer="layout" svg:x1="21.04cm" svg:y1="11.723cm" svg:x2="24.612cm" svg:y2="11.784cm">
            <text:p/>
          </draw:line>
          <draw:line draw:style-name="gr13" draw:text-style-name="P8" draw:layer="layout" svg:x1="21.02cm" svg:y1="9.7cm" svg:x2="24.592cm" svg:y2="9.761cm">
            <text:p/>
          </draw:line>
          <draw:frame draw:style-name="gr15" draw:text-style-name="P2" draw:layer="layout" svg:width="1.152cm" svg:height="0.865cm" svg:x="5.573cm" svg:y="5.336cm">
            <draw:text-box>
              <text:p><text:span text:style-name="T1">13</text:span></text:p>
            </draw:text-box>
          </draw:frame>
          <draw:frame draw:style-name="gr15" draw:text-style-name="P2" draw:layer="layout" svg:width="1.152cm" svg:height="0.865cm" svg:x="21.473cm" svg:y="5.337cm">
            <draw:text-box>
              <text:p><text:span text:style-name="T1">14</text:span></text:p>
            </draw:text-box>
          </draw:frame>
          <draw:frame draw:style-name="gr15" draw:text-style-name="P2" draw:layer="layout" svg:width="1.152cm" svg:height="0.865cm" svg:x="21.673cm" svg:y="15.538cm">
            <draw:text-box>
              <text:p><text:span text:style-name="T1">15</text:span></text:p>
            </draw:text-box>
          </draw:frame>
          <draw:frame draw:style-name="gr15" draw:text-style-name="P2" draw:layer="layout" svg:width="1.152cm" svg:height="0.865cm" svg:x="5.573cm" svg:y="15.539cm">
            <draw:text-box>
              <text:p><text:span text:style-name="T1">16</text:span></text:p>
            </draw:text-box>
          </draw:frame>
          <draw:frame draw:style-name="gr15" draw:text-style-name="P2" draw:layer="layout" svg:width="1.152cm" svg:height="0.865cm" svg:x="4.645cm" svg:y="12.293cm">
            <draw:text-box>
              <text:p><text:span text:style-name="T1">27</text:span></text:p>
            </draw:text-box>
          </draw:frame>
          <draw:frame draw:style-name="gr15" draw:text-style-name="P2" draw:layer="layout" svg:width="1.152cm" svg:height="0.865cm" svg:x="4.645cm" svg:y="10.294cm">
            <draw:text-box>
              <text:p><text:span text:style-name="T1">27</text:span></text:p>
            </draw:text-box>
          </draw:frame>
          <draw:frame draw:style-name="gr15" draw:text-style-name="P2" draw:layer="layout" svg:width="1.152cm" svg:height="0.865cm" svg:x="22.233cm" svg:y="10.267cm">
            <draw:text-box>
              <text:p><text:span text:style-name="T1">28</text:span></text:p>
            </draw:text-box>
          </draw:frame>
          <draw:frame draw:style-name="gr15" draw:text-style-name="P2" draw:layer="layout" svg:width="1.152cm" svg:height="0.865cm" svg:x="22.205cm" svg:y="12.312cm">
            <draw:text-box>
              <text:p><text:span text:style-name="T1">28</text:span></text:p>
            </draw:text-box>
          </draw:frame>
          <draw:line draw:style-name="gr13" draw:text-style-name="P8" draw:layer="layout" svg:x1="21.069cm" svg:y1="12.791cm" svg:x2="22.408cm" svg:y2="12.765cm">
            <text:p/>
          </draw:line>
          <draw:frame draw:style-name="gr14" draw:text-style-name="P2" draw:layer="layout" svg:width="1.242cm" svg:height="0.839cm" svg:x="19.205cm" svg:y="4.76cm">
            <draw:text-box>
              <text:p><text:span text:style-name="T1">21</text:span></text:p>
            </draw:text-box>
          </draw:frame>
          <draw:frame draw:style-name="gr14" draw:text-style-name="P2" draw:layer="layout" svg:width="1.242cm" svg:height="0.839cm" svg:x="4.805cm" svg:y="7.359cm">
            <draw:text-box>
              <text:p><text:span text:style-name="T1">22</text:span></text:p>
            </draw:text-box>
          </draw:frame>
          <draw:frame draw:style-name="gr14" draw:text-style-name="P2" draw:layer="layout" svg:width="1.242cm" svg:height="0.839cm" svg:x="22.421cm" svg:y="7.26cm">
            <draw:text-box>
              <text:p><text:span text:style-name="T1">23</text:span></text:p>
            </draw:text-box>
          </draw:frame>
          <draw:frame draw:style-name="gr14" draw:text-style-name="P2" draw:layer="layout" svg:width="1.242cm" svg:height="0.839cm" svg:x="4.689cm" svg:y="8.258cm">
            <draw:text-box>
              <text:p><text:span text:style-name="T1">24</text:span></text:p>
            </draw:text-box>
          </draw:frame>
          <draw:frame draw:style-name="gr14" draw:text-style-name="P2" draw:layer="layout" svg:width="1.242cm" svg:height="0.839cm" svg:x="22.265cm" svg:y="8.275cm">
            <draw:text-box>
              <text:p><text:span text:style-name="T1">25</text:span></text:p>
            </draw:text-box>
          </draw:frame>
          <draw:frame draw:style-name="gr14" draw:text-style-name="P2" draw:layer="layout" svg:width="1.242cm" svg:height="0.839cm" svg:x="2.505cm" svg:y="11.372cm">
            <draw:text-box>
              <text:p><text:span text:style-name="T1">11</text:span></text:p>
            </draw:text-box>
          </draw:frame>
          <draw:frame draw:style-name="gr14" draw:text-style-name="P2" draw:layer="layout" svg:width="1.242cm" svg:height="0.839cm" svg:x="2.505cm" svg:y="13.373cm">
            <draw:text-box>
              <text:p><text:span text:style-name="T1">11</text:span></text:p>
            </draw:text-box>
          </draw:frame>
          <draw:frame draw:style-name="gr14" draw:text-style-name="P2" draw:layer="layout" svg:width="1.242cm" svg:height="0.839cm" svg:x="2.505cm" svg:y="9.374cm">
            <draw:text-box>
              <text:p><text:span text:style-name="T1">11</text:span></text:p>
            </draw:text-box>
          </draw:frame>
          <draw:frame draw:style-name="gr14" draw:text-style-name="P2" draw:layer="layout" svg:width="1.242cm" svg:height="0.839cm" svg:x="24.305cm" svg:y="9.375cm">
            <draw:text-box>
              <text:p><text:span text:style-name="T1">12</text:span></text:p>
            </draw:text-box>
          </draw:frame>
          <draw:frame draw:style-name="gr14" draw:text-style-name="P2" draw:layer="layout" svg:width="1.242cm" svg:height="0.839cm" svg:x="24.305cm" svg:y="11.376cm">
            <draw:text-box>
              <text:p><text:span text:style-name="T1">12</text:span></text:p>
            </draw:text-box>
          </draw:frame>
          <draw:frame draw:style-name="gr14" draw:text-style-name="P2" draw:layer="layout" svg:width="1.242cm" svg:height="0.839cm" svg:x="24.305cm" svg:y="13.377cm">
            <draw:text-box>
              <text:p><text:span text:style-name="T1">12</text:span></text:p>
            </draw:text-box>
          </draw:frame>
          <draw:frame draw:style-name="gr14" draw:text-style-name="P2" draw:layer="layout" svg:width="0.789cm" svg:height="0.839cm" svg:x="18.091cm" svg:y="4.663cm">
            <draw:text-box>
              <text:p><text:span text:style-name="T1">9</text:span></text:p>
            </draw:text-box>
          </draw:frame>
          <draw:frame draw:style-name="gr14" draw:text-style-name="P2" draw:layer="layout" svg:width="1.242cm" svg:height="0.839cm" svg:x="17.319cm" svg:y="15.882cm">
            <draw:text-box>
              <text:p><text:span text:style-name="T1">26</text:span></text:p>
            </draw:text-box>
          </draw:frame>
          <draw:frame draw:style-name="gr14" draw:text-style-name="P2" draw:layer="layout" svg:width="1.148cm" svg:height="0.839cm" svg:x="19.363cm" svg:y="15.734cm">
            <draw:text-box>
              <text:p><text:span text:style-name="T1">10</text:span></text:p>
            </draw:text-box>
          </draw:frame>
          <draw:line draw:style-name="gr13" draw:text-style-name="P8" draw:layer="layout" svg:x1="7.767cm" svg:y1="14.053cm" svg:x2="7.79cm" svg:y2="15.861cm">
            <text:p/>
          </draw:line>
          <draw:frame draw:style-name="gr14" draw:text-style-name="P2" draw:layer="layout" svg:width="0.706cm" svg:height="0.839cm" svg:x="7.408cm" svg:y="15.383cm">
            <draw:text-box>
              <text:p><text:span text:style-name="T1">8</text:span></text:p>
            </draw:text-box>
          </draw:frame>
          <draw:line draw:style-name="gr13" draw:text-style-name="P8" draw:layer="layout" svg:x1="7.383cm" svg:y1="7.581cm" svg:x2="7.36cm" svg:y2="5.773cm">
            <text:p/>
          </draw:line>
          <draw:frame draw:style-name="gr14" draw:text-style-name="P2" draw:layer="layout" svg:width="1.242cm" svg:height="0.839cm" svg:x="6.809cm" svg:y="5.144cm">
            <draw:text-box>
              <text:p><text:span text:style-name="T1">20</text:span></text:p>
            </draw:text-box>
          </draw:frame>
          <draw:line draw:style-name="gr13" draw:text-style-name="P8" draw:layer="layout" svg:x1="18.68cm" svg:y1="14.055cm" svg:x2="18.689cm" svg:y2="15.294cm">
            <text:p/>
          </draw:line>
          <draw:frame draw:style-name="gr14" draw:text-style-name="P2" draw:layer="layout" svg:width="1.242cm" svg:height="0.839cm" svg:x="18.218cm" svg:y="14.869cm">
            <draw:text-box>
              <text:p><text:span text:style-name="T1">32</text:span></text:p>
            </draw:text-box>
          </draw:frame>
          <draw:frame draw:style-name="gr14" draw:text-style-name="P2" draw:layer="layout" svg:width="1.242cm" svg:height="0.839cm" svg:x="19.965cm" svg:y="4.891cm">
            <draw:text-box>
              <text:p><text:span text:style-name="T1">26</text:span></text:p>
            </draw:text-box>
          </draw:frame>
        </draw:g>
        <draw:frame draw:style-name="gr27" draw:text-style-name="P10" draw:layer="layout" svg:width="3.386cm" svg:height="0.962cm" svg:x="21.744cm" svg:y="14.017cm">
          <draw:text-box>
            <text:p><text:span text:style-name="T7">Figure 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30:54.871556599</meta:creation-date>
    <dc:date>2025-09-15T21:06:32.728853174</dc:date>
    <meta:editing-duration>PT23H10M5S</meta:editing-duration>
    <meta:editing-cycles>32</meta:editing-cycles>
    <meta:generator>LibreOffice/7.5.3.2$Linux_X86_64 LibreOffice_project/9f56dff12ba03b9acd7730a5a481eea045e468f3</meta:generator>
    <meta:document-statistic meta:object-count="202"/>
  </office:meta>
</office:document-meta>
</file>